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87e" officeooo:paragraph-rsid="0003087e"/>
    </style:style>
    <style:style style:name="P2" style:family="paragraph" style:parent-style-name="Standard">
      <style:text-properties officeooo:rsid="0003087e" officeooo:paragraph-rsid="0009e8fa"/>
    </style:style>
    <style:style style:name="P3" style:family="paragraph" style:parent-style-name="Standard">
      <style:text-properties officeooo:rsid="0003087e" officeooo:paragraph-rsid="000e77ec"/>
    </style:style>
    <style:style style:name="P4" style:family="paragraph" style:parent-style-name="Standard">
      <style:text-properties officeooo:rsid="0003087e" officeooo:paragraph-rsid="001b4b5b"/>
    </style:style>
    <style:style style:name="P5" style:family="paragraph" style:parent-style-name="Standard">
      <style:text-properties officeooo:rsid="0003087e" officeooo:paragraph-rsid="001f1a1a"/>
    </style:style>
    <style:style style:name="P6" style:family="paragraph" style:parent-style-name="Standard">
      <style:text-properties officeooo:rsid="0003087e" officeooo:paragraph-rsid="002aa590"/>
    </style:style>
    <style:style style:name="P7" style:family="paragraph" style:parent-style-name="Standard">
      <style:text-properties officeooo:rsid="0003087e" officeooo:paragraph-rsid="002b36eb"/>
    </style:style>
    <style:style style:name="P8" style:family="paragraph" style:parent-style-name="Standard">
      <style:text-properties officeooo:rsid="0003087e" officeooo:paragraph-rsid="002c869f"/>
    </style:style>
    <style:style style:name="P9" style:family="paragraph" style:parent-style-name="Standard">
      <style:text-properties officeooo:rsid="000853cb" officeooo:paragraph-rsid="000853cb"/>
    </style:style>
    <style:style style:name="P10" style:family="paragraph" style:parent-style-name="Standard">
      <style:text-properties officeooo:rsid="000a9ac3" officeooo:paragraph-rsid="000a9ac3"/>
    </style:style>
    <style:style style:name="P11" style:family="paragraph" style:parent-style-name="Standard">
      <style:text-properties officeooo:rsid="000a9ac3" officeooo:paragraph-rsid="000e77ec"/>
    </style:style>
    <style:style style:name="P12" style:family="paragraph" style:parent-style-name="Standard">
      <style:text-properties officeooo:rsid="000e77ec" officeooo:paragraph-rsid="000e77ec"/>
    </style:style>
    <style:style style:name="P13" style:family="paragraph" style:parent-style-name="Standard">
      <style:text-properties officeooo:rsid="001f1a07" officeooo:paragraph-rsid="001f1a07"/>
    </style:style>
    <style:style style:name="P14" style:family="paragraph" style:parent-style-name="Standard">
      <style:text-properties officeooo:rsid="002820da" officeooo:paragraph-rsid="002820da"/>
    </style:style>
    <style:style style:name="P15" style:family="paragraph" style:parent-style-name="Standard">
      <style:text-properties officeooo:rsid="002aa590" officeooo:paragraph-rsid="002aa590"/>
    </style:style>
    <style:style style:name="P16" style:family="paragraph" style:parent-style-name="Standard">
      <style:text-properties officeooo:rsid="002b36eb" officeooo:paragraph-rsid="002b36eb"/>
    </style:style>
    <style:style style:name="P17" style:family="paragraph" style:parent-style-name="Standard">
      <style:text-properties officeooo:rsid="002b36eb" officeooo:paragraph-rsid="002c869f"/>
    </style:style>
    <style:style style:name="P18" style:family="paragraph" style:parent-style-name="Standard">
      <style:text-properties officeooo:rsid="002d5be1" officeooo:paragraph-rsid="002d5be1"/>
    </style:style>
    <style:style style:name="P19" style:family="paragraph" style:parent-style-name="Standard">
      <style:text-properties officeooo:rsid="002d5be1" officeooo:paragraph-rsid="0036e911"/>
    </style:style>
    <style:style style:name="P20" style:family="paragraph" style:parent-style-name="Standard">
      <style:text-properties officeooo:rsid="0036e911" officeooo:paragraph-rsid="0036e911"/>
    </style:style>
    <style:style style:name="P21" style:family="paragraph" style:parent-style-name="Standard" style:list-style-name="L1">
      <style:text-properties officeooo:rsid="0003087e" officeooo:paragraph-rsid="0003087e"/>
    </style:style>
    <style:style style:name="P22" style:family="paragraph" style:parent-style-name="Standard" style:list-style-name="L1">
      <style:text-properties officeooo:rsid="0003087e" officeooo:paragraph-rsid="0009e8fa"/>
    </style:style>
    <style:style style:name="P23" style:family="paragraph" style:parent-style-name="Standard" style:list-style-name="L1">
      <style:text-properties officeooo:rsid="0004f245" officeooo:paragraph-rsid="0004f245"/>
    </style:style>
    <style:style style:name="P24" style:family="paragraph" style:parent-style-name="Standard" style:list-style-name="L1">
      <style:text-properties officeooo:rsid="0006c183" officeooo:paragraph-rsid="0006c183"/>
    </style:style>
    <style:style style:name="P25" style:family="paragraph" style:parent-style-name="Standard" style:list-style-name="L1">
      <style:text-properties fo:font-size="16pt" style:text-underline-style="solid" style:text-underline-width="auto" style:text-underline-color="font-color" officeooo:rsid="0007c7fd" officeooo:paragraph-rsid="0007c7fd" fo:background-color="#ffff00" style:font-size-asian="16pt" style:font-size-complex="16pt"/>
    </style:style>
    <style:style style:name="P26" style:family="paragraph" style:parent-style-name="Standard" style:list-style-name="L1">
      <style:text-properties fo:font-size="16pt" style:text-underline-style="solid" style:text-underline-width="auto" style:text-underline-color="font-color" officeooo:rsid="0007c7fd" officeooo:paragraph-rsid="000b233b" fo:background-color="#ffff00" style:font-size-asian="16pt" style:font-size-complex="16pt"/>
    </style:style>
    <style:style style:name="P27" style:family="paragraph" style:parent-style-name="Standard" style:list-style-name="L1">
      <style:text-properties fo:font-size="16pt" style:text-underline-style="solid" style:text-underline-width="auto" style:text-underline-color="font-color" officeooo:rsid="0007c7fd" officeooo:paragraph-rsid="000e77ec" fo:background-color="#ffff00" style:font-size-asian="16pt" style:font-size-complex="16pt"/>
    </style:style>
    <style:style style:name="P28" style:family="paragraph" style:parent-style-name="Standard" style:list-style-name="L1">
      <style:text-properties fo:font-size="16pt" style:text-underline-style="solid" style:text-underline-width="auto" style:text-underline-color="font-color" officeooo:rsid="0007c7fd" officeooo:paragraph-rsid="001e61c2" fo:background-color="#ffff00" style:font-size-asian="16pt" style:font-size-complex="16pt"/>
    </style:style>
    <style:style style:name="P29" style:family="paragraph" style:parent-style-name="Standard" style:list-style-name="L1">
      <style:text-properties fo:font-size="16pt" style:text-underline-style="solid" style:text-underline-width="auto" style:text-underline-color="font-color" officeooo:rsid="0007c7fd" officeooo:paragraph-rsid="00220f60" fo:background-color="#ffff00" style:font-size-asian="16pt" style:font-size-complex="16pt"/>
    </style:style>
    <style:style style:name="P30" style:family="paragraph" style:parent-style-name="Standard" style:list-style-name="L1">
      <style:text-properties fo:font-size="16pt" style:text-underline-style="solid" style:text-underline-width="auto" style:text-underline-color="font-color" officeooo:rsid="0007c7fd" officeooo:paragraph-rsid="002b36eb" fo:background-color="#ffff00" style:font-size-asian="16pt" style:font-size-complex="16pt"/>
    </style:style>
    <style:style style:name="P31" style:family="paragraph" style:parent-style-name="Standard" style:list-style-name="L1">
      <style:text-properties fo:font-size="16pt" style:text-underline-style="solid" style:text-underline-width="auto" style:text-underline-color="font-color" officeooo:rsid="0007c7fd" officeooo:paragraph-rsid="002c869f" fo:background-color="#ffff00" style:font-size-asian="16pt" style:font-size-complex="16pt"/>
    </style:style>
    <style:style style:name="P32" style:family="paragraph" style:parent-style-name="Standard" style:list-style-name="L1">
      <style:text-properties fo:font-size="16pt" style:text-underline-style="solid" style:text-underline-width="auto" style:text-underline-color="font-color" officeooo:rsid="0007c7fd" officeooo:paragraph-rsid="002d5be1" fo:background-color="#ffff00" style:font-size-asian="16pt" style:font-size-complex="16pt"/>
    </style:style>
    <style:style style:name="P33" style:family="paragraph" style:parent-style-name="Standard" style:list-style-name="L1">
      <style:text-properties fo:font-size="16pt" style:text-underline-style="solid" style:text-underline-width="auto" style:text-underline-color="font-color" officeooo:rsid="0007c7fd" officeooo:paragraph-rsid="003aceee" fo:background-color="#ffff00" style:font-size-asian="16pt" style:font-size-complex="16pt"/>
    </style:style>
    <style:style style:name="P34" style:family="paragraph" style:parent-style-name="Standard" style:list-style-name="L1">
      <style:text-properties officeooo:rsid="0007c7fd" officeooo:paragraph-rsid="0007c7fd" fo:background-color="#00a853"/>
    </style:style>
    <style:style style:name="P35" style:family="paragraph" style:parent-style-name="Standard" style:list-style-name="L1">
      <style:text-properties officeooo:rsid="000853cb" officeooo:paragraph-rsid="000853cb" fo:background-color="#00a853"/>
    </style:style>
    <style:style style:name="P36" style:family="paragraph" style:parent-style-name="Standard" style:list-style-name="L1">
      <style:text-properties officeooo:rsid="000a9ac3" officeooo:paragraph-rsid="000a9ac3" fo:background-color="#00a853"/>
    </style:style>
    <style:style style:name="P37" style:family="paragraph" style:parent-style-name="Standard" style:list-style-name="L1">
      <style:text-properties officeooo:rsid="0007c7fd" officeooo:paragraph-rsid="0007c7fd" fo:background-color="#00a800"/>
    </style:style>
    <style:style style:name="P38" style:family="paragraph" style:parent-style-name="Standard" style:list-style-name="L1">
      <style:text-properties officeooo:rsid="000e77ec" officeooo:paragraph-rsid="000e77ec" fo:background-color="#00a800"/>
    </style:style>
    <style:style style:name="P39" style:family="paragraph" style:parent-style-name="Standard" style:list-style-name="L1">
      <style:text-properties officeooo:rsid="00164229" officeooo:paragraph-rsid="00164229" fo:background-color="#00a800"/>
    </style:style>
    <style:style style:name="P40" style:family="paragraph" style:parent-style-name="Standard" style:list-style-name="L1">
      <style:text-properties officeooo:rsid="0022c8d9" officeooo:paragraph-rsid="00164229" fo:background-color="#00a800"/>
    </style:style>
    <style:style style:name="P41" style:family="paragraph" style:parent-style-name="Standard" style:list-style-name="L1">
      <style:text-properties officeooo:rsid="001947fa" officeooo:paragraph-rsid="001947fa" fo:background-color="#00a800"/>
    </style:style>
    <style:style style:name="P42" style:family="paragraph" style:parent-style-name="Standard" style:list-style-name="L1">
      <style:text-properties officeooo:rsid="0009e8fa" officeooo:paragraph-rsid="0009e8fa"/>
    </style:style>
    <style:style style:name="P43" style:family="paragraph" style:parent-style-name="Standard" style:list-style-name="L1">
      <style:text-properties officeooo:rsid="0009e8fa" officeooo:paragraph-rsid="000e77ec"/>
    </style:style>
    <style:style style:name="P44" style:family="paragraph" style:parent-style-name="Standard" style:list-style-name="L1">
      <style:text-properties officeooo:rsid="0009e8fa" officeooo:paragraph-rsid="001badb9"/>
    </style:style>
    <style:style style:name="P45" style:family="paragraph" style:parent-style-name="Standard" style:list-style-name="L1">
      <style:text-properties officeooo:rsid="0009e8fa" officeooo:paragraph-rsid="001b4b5b"/>
    </style:style>
    <style:style style:name="P46" style:family="paragraph" style:parent-style-name="Standard" style:list-style-name="L1">
      <style:text-properties officeooo:rsid="0009e8fa" officeooo:paragraph-rsid="001f1a1a"/>
    </style:style>
    <style:style style:name="P47" style:family="paragraph" style:parent-style-name="Standard" style:list-style-name="L1">
      <style:text-properties officeooo:rsid="0009e8fa" officeooo:paragraph-rsid="002aa590"/>
    </style:style>
    <style:style style:name="P48" style:family="paragraph" style:parent-style-name="Standard" style:list-style-name="L1">
      <style:text-properties officeooo:rsid="0009e8fa" officeooo:paragraph-rsid="002b36eb"/>
    </style:style>
    <style:style style:name="P49" style:family="paragraph" style:parent-style-name="Standard" style:list-style-name="L1">
      <style:text-properties officeooo:rsid="0009e8fa" officeooo:paragraph-rsid="002c869f"/>
    </style:style>
    <style:style style:name="P50" style:family="paragraph" style:parent-style-name="Standard" style:list-style-name="L1">
      <style:text-properties officeooo:rsid="0009e8fa" officeooo:paragraph-rsid="002d5be1"/>
    </style:style>
    <style:style style:name="P51" style:family="paragraph" style:parent-style-name="Standard" style:list-style-name="L1">
      <style:text-properties officeooo:rsid="000b233b" officeooo:paragraph-rsid="000b233b"/>
    </style:style>
    <style:style style:name="P52" style:family="paragraph" style:parent-style-name="Standard" style:list-style-name="L1">
      <style:text-properties officeooo:rsid="001053ff" officeooo:paragraph-rsid="001053ff"/>
    </style:style>
    <style:style style:name="P53" style:family="paragraph" style:parent-style-name="Standard" style:list-style-name="L1">
      <style:text-properties officeooo:rsid="0013de3a" officeooo:paragraph-rsid="0013de3a"/>
    </style:style>
    <style:style style:name="P54" style:family="paragraph" style:parent-style-name="Standard" style:list-style-name="L1">
      <style:text-properties officeooo:rsid="000e77ec" officeooo:paragraph-rsid="000e77ec"/>
    </style:style>
    <style:style style:name="P55" style:family="paragraph" style:parent-style-name="Standard" style:list-style-name="L1">
      <style:text-properties officeooo:rsid="000e77ec" officeooo:paragraph-rsid="0012a239"/>
    </style:style>
    <style:style style:name="P56" style:family="paragraph" style:parent-style-name="Standard" style:list-style-name="L1">
      <style:text-properties officeooo:rsid="000e77ec" officeooo:paragraph-rsid="001137ed"/>
    </style:style>
    <style:style style:name="P57" style:family="paragraph" style:parent-style-name="Standard" style:list-style-name="L1">
      <style:text-properties officeooo:rsid="00144f64" officeooo:paragraph-rsid="00144f64"/>
    </style:style>
    <style:style style:name="P58" style:family="paragraph" style:parent-style-name="Standard" style:list-style-name="L1">
      <style:text-properties officeooo:rsid="00164a1b" officeooo:paragraph-rsid="00164a1b"/>
    </style:style>
    <style:style style:name="P59" style:family="paragraph" style:parent-style-name="Standard" style:list-style-name="L1">
      <style:text-properties officeooo:rsid="001badb9" officeooo:paragraph-rsid="001badb9"/>
    </style:style>
    <style:style style:name="P60" style:family="paragraph" style:parent-style-name="Standard" style:list-style-name="L1">
      <style:text-properties officeooo:rsid="001badb9" officeooo:paragraph-rsid="001f1a1a"/>
    </style:style>
    <style:style style:name="P61" style:family="paragraph" style:parent-style-name="Standard" style:list-style-name="L1">
      <style:text-properties officeooo:rsid="001b4b5b" officeooo:paragraph-rsid="001b4b5b"/>
    </style:style>
    <style:style style:name="P62" style:family="paragraph" style:parent-style-name="Standard" style:list-style-name="L1">
      <style:text-properties officeooo:rsid="001c9dd8" officeooo:paragraph-rsid="001c9dd8"/>
    </style:style>
    <style:style style:name="P63" style:family="paragraph" style:parent-style-name="Standard" style:list-style-name="L1">
      <style:text-properties officeooo:rsid="001e78a3" officeooo:paragraph-rsid="001e78a3" fo:background-color="#008000"/>
    </style:style>
    <style:style style:name="P64" style:family="paragraph" style:parent-style-name="Standard" style:list-style-name="L1">
      <style:text-properties officeooo:rsid="00308e66" officeooo:paragraph-rsid="00308e66" fo:background-color="#008000"/>
    </style:style>
    <style:style style:name="P65" style:family="paragraph" style:parent-style-name="Standard" style:list-style-name="L1">
      <style:text-properties officeooo:rsid="001f1a07" officeooo:paragraph-rsid="001f1a07"/>
    </style:style>
    <style:style style:name="P66" style:family="paragraph" style:parent-style-name="Standard" style:list-style-name="L1">
      <style:text-properties officeooo:rsid="00220f60" officeooo:paragraph-rsid="00220f60" fo:background-color="#00803f"/>
    </style:style>
    <style:style style:name="P67" style:family="paragraph" style:parent-style-name="Standard" style:list-style-name="L1">
      <style:text-properties officeooo:rsid="002b36eb" officeooo:paragraph-rsid="002c869f" fo:background-color="#00803f"/>
    </style:style>
    <style:style style:name="P68" style:family="paragraph" style:parent-style-name="Standard" style:list-style-name="L1">
      <style:text-properties officeooo:rsid="002d7b6c" officeooo:paragraph-rsid="002d7b6c" fo:background-color="#00803f"/>
    </style:style>
    <style:style style:name="P69" style:family="paragraph" style:parent-style-name="Standard" style:list-style-name="L1">
      <style:text-properties officeooo:rsid="001f1a1a" officeooo:paragraph-rsid="001f1a1a"/>
    </style:style>
    <style:style style:name="P70" style:family="paragraph" style:parent-style-name="Standard" style:list-style-name="L1">
      <style:text-properties officeooo:rsid="001f1a1a" officeooo:paragraph-rsid="002aa590"/>
    </style:style>
    <style:style style:name="P71" style:family="paragraph" style:parent-style-name="Standard" style:list-style-name="L1">
      <style:text-properties officeooo:rsid="001fcc34" officeooo:paragraph-rsid="001fcc34"/>
    </style:style>
    <style:style style:name="P72" style:family="paragraph" style:parent-style-name="Standard" style:list-style-name="L1">
      <style:text-properties officeooo:rsid="0024a5d0" officeooo:paragraph-rsid="0024a5d0"/>
    </style:style>
    <style:style style:name="P73" style:family="paragraph" style:parent-style-name="Standard" style:list-style-name="L1">
      <style:text-properties officeooo:rsid="00262ebe" officeooo:paragraph-rsid="00262ebe"/>
    </style:style>
    <style:style style:name="P74" style:family="paragraph" style:parent-style-name="Standard" style:list-style-name="L1">
      <style:text-properties officeooo:rsid="002820da" officeooo:paragraph-rsid="002820da"/>
    </style:style>
    <style:style style:name="P75" style:family="paragraph" style:parent-style-name="Standard" style:list-style-name="L1">
      <style:text-properties officeooo:rsid="002aa590" officeooo:paragraph-rsid="002aa590"/>
    </style:style>
    <style:style style:name="P76" style:family="paragraph" style:parent-style-name="Standard" style:list-style-name="L1">
      <style:text-properties officeooo:rsid="002b36eb" officeooo:paragraph-rsid="002b36eb"/>
    </style:style>
    <style:style style:name="P77" style:family="paragraph" style:parent-style-name="Standard" style:list-style-name="L1">
      <style:text-properties officeooo:rsid="002b36eb" officeooo:paragraph-rsid="002c869f"/>
    </style:style>
    <style:style style:name="P78" style:family="paragraph" style:parent-style-name="Standard" style:list-style-name="L1">
      <style:text-properties officeooo:rsid="002b36eb" officeooo:paragraph-rsid="002d5be1"/>
    </style:style>
    <style:style style:name="P79" style:family="paragraph" style:parent-style-name="Standard" style:list-style-name="L1">
      <style:text-properties officeooo:rsid="002b36eb" officeooo:paragraph-rsid="003aceee"/>
    </style:style>
    <style:style style:name="P80" style:family="paragraph" style:parent-style-name="Standard" style:list-style-name="L1">
      <style:text-properties officeooo:rsid="002c869f" officeooo:paragraph-rsid="002c869f"/>
    </style:style>
    <style:style style:name="P81" style:family="paragraph" style:parent-style-name="Standard" style:list-style-name="L1">
      <style:text-properties officeooo:rsid="002d5be1" officeooo:paragraph-rsid="002d5be1"/>
    </style:style>
    <style:style style:name="P82" style:family="paragraph" style:parent-style-name="Standard" style:list-style-name="L1">
      <style:text-properties officeooo:rsid="00306432" officeooo:paragraph-rsid="00306432"/>
    </style:style>
    <style:style style:name="P83" style:family="paragraph" style:parent-style-name="Standard" style:list-style-name="L1">
      <style:text-properties officeooo:rsid="00306432" officeooo:paragraph-rsid="0036e911"/>
    </style:style>
    <style:style style:name="P84" style:family="paragraph" style:parent-style-name="Standard" style:list-style-name="L1">
      <style:text-properties officeooo:rsid="002d7b6c" officeooo:paragraph-rsid="002d7b6c"/>
    </style:style>
    <style:style style:name="P85" style:family="paragraph" style:parent-style-name="Standard" style:list-style-name="L1">
      <style:text-properties officeooo:rsid="00308e66" officeooo:paragraph-rsid="00308e66"/>
    </style:style>
    <style:style style:name="P86" style:family="paragraph" style:parent-style-name="Standard" style:list-style-name="L1">
      <style:text-properties officeooo:rsid="00361a25" officeooo:paragraph-rsid="00361a25"/>
    </style:style>
    <style:style style:name="P87" style:family="paragraph" style:parent-style-name="Standard" style:list-style-name="L1">
      <style:text-properties officeooo:rsid="0036e911" officeooo:paragraph-rsid="0036e911"/>
    </style:style>
    <style:style style:name="P88" style:family="paragraph" style:parent-style-name="Standard" style:list-style-name="L1">
      <style:text-properties officeooo:rsid="00374320" officeooo:paragraph-rsid="00374320"/>
    </style:style>
    <style:style style:name="P89" style:family="paragraph" style:parent-style-name="Standard" style:list-style-name="L1">
      <style:text-properties officeooo:rsid="00399513" officeooo:paragraph-rsid="00399513"/>
    </style:style>
    <style:style style:name="P90" style:family="paragraph" style:parent-style-name="Standard" style:list-style-name="L1">
      <style:text-properties officeooo:rsid="003919a4" officeooo:paragraph-rsid="003919a4"/>
    </style:style>
    <style:style style:name="P91" style:family="paragraph" style:parent-style-name="Standard" style:list-style-name="L1">
      <style:text-properties officeooo:rsid="003b9c5c" officeooo:paragraph-rsid="003b9c5c"/>
    </style:style>
    <style:style style:name="P92" style:family="paragraph" style:parent-style-name="Standard" style:list-style-name="L1">
      <style:text-properties officeooo:rsid="003c29d7" officeooo:paragraph-rsid="003c29d7"/>
    </style:style>
    <style:style style:name="T1" style:family="text">
      <style:text-properties officeooo:rsid="0004f245"/>
    </style:style>
    <style:style style:name="T2" style:family="text">
      <style:text-properties officeooo:rsid="000853cb"/>
    </style:style>
    <style:style style:name="T3" style:family="text">
      <style:text-properties officeooo:rsid="0009e8fa"/>
    </style:style>
    <style:style style:name="T4" style:family="text">
      <style:text-properties officeooo:rsid="000e77ec"/>
    </style:style>
    <style:style style:name="T5" style:family="text">
      <style:text-properties officeooo:rsid="001137ed"/>
    </style:style>
    <style:style style:name="T6" style:family="text">
      <style:text-properties officeooo:rsid="00164a1b"/>
    </style:style>
    <style:style style:name="T7" style:family="text">
      <style:text-properties officeooo:rsid="0017ee6c"/>
    </style:style>
    <style:style style:name="T8" style:family="text">
      <style:text-properties officeooo:rsid="001b4b5b"/>
    </style:style>
    <style:style style:name="T9" style:family="text">
      <style:text-properties officeooo:rsid="001f1a1a"/>
    </style:style>
    <style:style style:name="T10" style:family="text">
      <style:text-properties officeooo:rsid="00214ebd"/>
    </style:style>
    <style:style style:name="T11" style:family="text">
      <style:text-properties officeooo:rsid="00238e88"/>
    </style:style>
    <style:style style:name="T12" style:family="text">
      <style:text-properties officeooo:rsid="00295308"/>
    </style:style>
    <style:style style:name="T13" style:family="text">
      <style:text-properties officeooo:rsid="002aa590"/>
    </style:style>
    <style:style style:name="T14" style:family="text">
      <style:text-properties officeooo:rsid="002b36eb"/>
    </style:style>
    <style:style style:name="T15" style:family="text">
      <style:text-properties officeooo:rsid="002c869f"/>
    </style:style>
    <style:style style:name="T16" style:family="text">
      <style:text-properties officeooo:rsid="002cd7eb"/>
    </style:style>
    <style:style style:name="T17" style:family="text">
      <style:text-properties officeooo:rsid="002d5be1"/>
    </style:style>
    <style:style style:name="T18" style:family="text">
      <style:text-properties officeooo:rsid="002d7b6c"/>
    </style:style>
    <style:style style:name="T19" style:family="text">
      <style:text-properties officeooo:rsid="0036e911"/>
    </style:style>
    <style:style style:name="T20" style:family="text">
      <style:text-properties officeooo:rsid="003919a4"/>
    </style:style>
    <style:style style:name="T21" style:family="text">
      <style:text-properties officeooo:rsid="003995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text:p>
      <text:list xml:id="list1020488702" text:style-name="L1">
        <text:list-item>
          <text:p text:style-name="P21">Node:</text:p>
          <text:list>
            <text:list-item>
              <text:p text:style-name="P21">Removed List implimentation of nodedata and fully replaced it with hashmap&lt;string&gt;&lt;string&gt; implimentation to handle key:value pairs for variable storage</text:p>
            </text:list-item>
            <text:list-item>
              <text:p text:style-name="P21">Removed a lot of deprecated and commented out methods(mainly pertaining to aforementioned list implimentation)</text:p>
            </text:list-item>
          </text:list>
        </text:list-item>
        <text:list-item>
          <text:p text:style-name="P21">Added NodeQuery for querying lists of nodes</text:p>
          <text:list>
            <text:list-item>
              <text:p text:style-name="P21">Uses modified filterQueryParams to pull data from the nodes and replace variable names in the query with their actual values stored in the hashmap</text:p>
            </text:list-item>
          </text:list>
        </text:list-item>
        <text:list-item>
          <text:p text:style-name="P21">Query:</text:p>
          <text:list>
            <text:list-item>
              <text:p text:style-name="P21">Converted Query into ConnectionQuery, as a more specific class</text:p>
            </text:list-item>
            <text:list-item>
              <text:p text:style-name="P21">Made ConnectionQuery and NodeQuery subclasses of Query, and used inheritence to remove a ton of copied code across the two</text:p>
            </text:list-item>
            <text:list-item>
              <text:p text:style-name="P21">Added Levenshtein distance operation to evaluate method. Code ripped from google</text:p>
            </text:list-item>
            <text:list-item>
              <text:p text:style-name="P21">Added some fail states to some of the operations in evaluate, if the inputs aren't formatted right</text:p>
            </text:list-item>
            <text:list-item>
              <text:p text:style-name="P23">Commented on a lot of stuff in parseString method, as it was sorely lacking in documentation</text:p>
            </text:list-item>
          </text:list>
        </text:list-item>
        <text:list-item>
          <text:p text:style-name="P21">Graph:</text:p>
          <text:list>
            <text:list-item>
              <text:p text:style-name="P21">Fixed an overlooked bug in runConnectionQuery where it wasn't even using the inputted node list, and instead just referenced the entire list of nodes in graph. This would cause problems down the road and be inefficient, <text:span text:style-name="T1">though was technically functional</text:span>.</text:p>
            </text:list-item>
            <text:list-item>
              <text:p text:style-name="P21">Added runNodeQuery and made it functional. Seems to work fine</text:p>
            </text:list-item>
          </text:list>
        </text:list-item>
        <text:list-item>
          <text:p text:style-name="P24">Misc</text:p>
          <text:list>
            <text:list-item>
              <text:p text:style-name="P24">Updated the input files to match new implimentation of node data</text:p>
            </text:list-item>
          </text:list>
        </text:list-item>
        <text:list-item>
          <text:p text:style-name="P25">Future Goals:</text:p>
          <text:list>
            <text:list-item>
              <text:p text:style-name="P34">Add unary operators(NOT,<text:span text:style-name="T2">factorial</text:span>,ABS,<text:span text:style-name="T2">SQRT</text:span>)</text:p>
            </text:list-item>
            <text:list-item>
              <text:p text:style-name="P37">Add multivalued operators(MAX,MIN,SUM,AVG)</text:p>
            </text:list-item>
            <text:list-item>
              <text:p text:style-name="P37">Add text parser for reading raw text data and converting to graphs</text:p>
            </text:list-item>
            <text:list-item>
              <text:p text:style-name="P35">Add modulus, logbase, exponent</text:p>
            </text:list-item>
          </text:list>
        </text:list-item>
      </text:list>
      <text:p text:style-name="P9"/>
      <text:p text:style-name="P2">4/1<text:span text:style-name="T3">2</text:span></text:p>
      <text:list xml:id="list172135219429125" text:continue-numbering="true" text:style-name="L1">
        <text:list-item>
          <text:p text:style-name="P42">Misc:</text:p>
          <text:list>
            <text:list-item>
              <text:p text:style-name="P42">Added command for printing queries</text:p>
            </text:list-item>
            <text:list-item>
              <text:p text:style-name="P42">Added command for clearing the last query</text:p>
            </text:list-item>
            <text:list-item>
              <text:p text:style-name="P42">Added commands for nodes and connection queries</text:p>
            </text:list-item>
          </text:list>
        </text:list-item>
        <text:list-item>
          <text:p text:style-name="P22"><text:span text:style-name="T3">Graph</text:span>:</text:p>
          <text:list>
            <text:list-item>
              <text:p text:style-name="P42">Saves the results of the last query made</text:p>
            </text:list-item>
            <text:list-item>
              <text:p text:style-name="P42">Added support for chaining multiple queries together</text:p>
            </text:list-item>
          </text:list>
        </text:list-item>
        <text:list-item>
          <text:p text:style-name="P42">Query:</text:p>
          <text:list>
            <text:list-item>
              <text:p text:style-name="P42">Added support for modulus and division</text:p>
            </text:list-item>
            <text:list-item>
              <text:p text:style-name="P51">Added logarithms and exponents</text:p>
            </text:list-item>
            <text:list-item>
              <text:p text:style-name="P42">Added basic random number generation</text:p>
            </text:list-item>
          </text:list>
        </text:list-item>
        <text:list-item>
          <text:p text:style-name="P26">Future Goals:</text:p>
          <text:list>
            <text:list-item>
              <text:p text:style-name="P36">Refactor the if statements in Query into case statements</text:p>
            </text:list-item>
          </text:list>
        </text:list-item>
      </text:list>
      <text:p text:style-name="P10"/>
      <text:p text:style-name="P3"/>
      <text:p text:style-name="P3"/>
      <text:p text:style-name="P3"><text:soft-page-break/>4/1<text:span text:style-name="T4">5</text:span></text:p>
      <text:list xml:id="list172134356526007" text:continue-numbering="true" text:style-name="L1">
        <text:list-item>
          <text:p text:style-name="P43">Misc:</text:p>
          <text:list>
            <text:list-item>
              <text:p text:style-name="P52">Tried commenting as much as I could on the query evaluation code and removing commented out code to clean it up</text:p>
            </text:list-item>
          </text:list>
        </text:list-item>
        <text:list-item>
          <text:p text:style-name="P43">Query:</text:p>
          <text:list>
            <text:list-item>
              <text:p text:style-name="P53">Finally refactored all those if statements <text:span text:style-name="T6">in query evaluation </text:span>into 2 big switch statements</text:p>
            </text:list-item>
            <text:list-item>
              <text:p text:style-name="P54">Updated isNumeric method to properly detect floats and negatives where before it only worked for natural numbers</text:p>
            </text:list-item>
            <text:list-item>
              <text:p text:style-name="P54">Added support for unary and possibly n-ary operations</text:p>
              <text:list>
                <text:list-item>
                  <text:p text:style-name="P55">Add<text:span text:style-name="T5">ed</text:span> string length operation</text:p>
                </text:list-item>
                <text:list-item>
                  <text:p text:style-name="P57">Added NOT</text:p>
                </text:list-item>
                <text:list-item>
                  <text:p text:style-name="P55">Added abs and sqrt</text:p>
                  <text:list>
                    <text:list-item>
                      <text:p text:style-name="P56">Note: sqrt only returns ints. May cause problems down the road</text:p>
                    </text:list-item>
                  </text:list>
                </text:list-item>
              </text:list>
            </text:list-item>
          </text:list>
        </text:list-item>
        <text:list-item>
          <text:p text:style-name="P27">Future Goals:</text:p>
          <text:list>
            <text:list-item>
              <text:p text:style-name="P38">Add full support for n-ary operations</text:p>
            </text:list-item>
            <text:list-item>
              <text:p text:style-name="P54">Add cross-query n-ary operations</text:p>
              <text:list>
                <text:list-item>
                  <text:p text:style-name="P54">As in something like pulling the max traffic value or max data and comparing it to that</text:p>
                </text:list-item>
                <text:list-item>
                  <text:p text:style-name="P54">Desired operations:</text:p>
                  <text:list>
                    <text:list-item>
                      <text:p text:style-name="P54">Max(dataname), min , average, count(of all objects in query),</text:p>
                    </text:list-item>
                  </text:list>
                </text:list-item>
              </text:list>
            </text:list-item>
            <text:list-item>
              <text:p text:style-name="P39">Add String replace n-ary function in query</text:p>
              <text:list>
                <text:list-item>
                  <text:p text:style-name="P40">Replace substring(s) in string with another substring</text:p>
                </text:list-item>
              </text:list>
            </text:list-item>
            <text:list-item>
              <text:p text:style-name="P58">Add <text:span text:style-name="T7">String substring counter function</text:span></text:p>
            </text:list-item>
            <text:list-item>
              <text:p text:style-name="P41">Add string concatenation</text:p>
            </text:list-item>
          </text:list>
        </text:list-item>
      </text:list>
      <text:p text:style-name="P12"/>
      <text:p text:style-name="P11"/>
      <text:p text:style-name="P4">4/1<text:span text:style-name="T8">6</text:span></text:p>
      <text:list xml:id="list172135048094774" text:continue-numbering="true" text:style-name="L1">
        <text:list-item>
          <text:p text:style-name="P44">Misc:</text:p>
          <text:list>
            <text:list-item>
              <text:p text:style-name="P59">Fixed bug in the runCommand under /connectionqeury command where I wasn't getting the correct substring to rip the parameters from the input string. I was getting a substring starting at the wrong index because I ripped the code from /nodequery</text:p>
            </text:list-item>
            <text:list-item>
              <text:p text:style-name="P59">Successfully created a graph from a plaintext file of words and ran chained queries on it</text:p>
            </text:list-item>
          </text:list>
        </text:list-item>
        <text:list-item>
          <text:p text:style-name="P59">Graph:</text:p>
          <text:list>
            <text:list-item>
              <text:p text:style-name="P59">Fixed bug in resetQueryState code where clearing the lastquery arraylist produced a nullpointer. No fucking clue, but I removed the .clear(). It was redundant anyways since the marker variable paired with it handled the logic.</text:p>
            </text:list-item>
            <text:list-item>
              <text:p text:style-name="P59">Added graphFromTextFile method which creates a graph from a raw text file of sentences.</text:p>
              <text:list>
                <text:list-item>
                  <text:p text:style-name="P59">Correctly adds traffic data as well</text:p>
                </text:list-item>
              </text:list>
            </text:list-item>
          </text:list>
        </text:list-item>
        <text:list-item>
          <text:p text:style-name="P45">Query:</text:p>
          <text:list>
            <text:list-item>
              <text:p text:style-name="P61">Added isNumeric function in evaluation</text:p>
            </text:list-item>
            <text:list-item>
              <text:p text:style-name="P62">Added string concatenation under + operation if one of them is not numeric</text:p>
            </text:list-item>
            <text:list-item>
              <text:p text:style-name="P61">Added full support for n-ary functions</text:p>
              <text:list>
                <text:list-item>
                  <text:p text:style-name="P61">Added max, min, substring replace, average</text:p>
                </text:list-item>
              </text:list>
            </text:list-item>
          </text:list>
        </text:list-item>
        <text:list-item>
          <text:p text:style-name="P28">Future Goals:</text:p>
          <text:list>
            <text:list-item>
              <text:p text:style-name="P63">Save graph to file</text:p>
            </text:list-item>
            <text:list-item>
              <text:p text:style-name="P65">Perform operations on selected nodes</text:p>
              <text:list>
                <text:list-item>
                  <text:p text:style-name="P66">Delete</text:p>
                </text:list-item>
                <text:list-item>
                  <text:p text:style-name="P66">Set node data</text:p>
                </text:list-item>
                <text:list-item>
                  <text:p text:style-name="P66">Add node data</text:p>
                </text:list-item>
                <text:list-item>
                  <text:p text:style-name="P66"><text:soft-page-break/>Connect <text:span text:style-name="T12">all </text:span>to specified node<text:span text:style-name="T11">(reference by name)</text:span></text:p>
                </text:list-item>
              </text:list>
            </text:list-item>
          </text:list>
        </text:list-item>
      </text:list>
      <text:p text:style-name="P13"/>
      <text:p text:style-name="P13"/>
      <text:p text:style-name="P5">4/1<text:span text:style-name="T9">7</text:span></text:p>
      <text:list xml:id="list172134662473176" text:continue-numbering="true" text:style-name="L1">
        <text:list-item>
          <text:p text:style-name="P46">Misc:</text:p>
          <text:list>
            <text:list-item>
              <text:p text:style-name="P69">Added /writefile command for writing a graph to file</text:p>
            </text:list-item>
          </text:list>
        </text:list-item>
        <text:list-item>
          <text:p text:style-name="P60">Graph:</text:p>
          <text:list>
            <text:list-item>
              <text:p text:style-name="P69">Added getLastQueryResults</text:p>
            </text:list-item>
            <text:list-item>
              <text:p text:style-name="P69">Added writeNetwork for writing a formatted graph to a file</text:p>
            </text:list-item>
            <text:list-item>
              <text:p text:style-name="P71">Added <text:span text:style-name="T10">method to return a list of names of nodes, from a list of nodes</text:span></text:p>
            </text:list-item>
          </text:list>
        </text:list-item>
        <text:list-item>
          <text:p text:style-name="P29">Future Goals:</text:p>
          <text:list>
            <text:list-item>
              <text:p text:style-name="P72">Some more string operations</text:p>
              <text:list>
                <text:list-item>
                  <text:p text:style-name="P72">UPPERCASE to convert string to uppercase</text:p>
                </text:list-item>
                <text:list-item>
                  <text:p text:style-name="P73">LOWERCASE</text:p>
                </text:list-item>
                <text:list-item>
                  <text:p text:style-name="P72">CAPITALIZE to convert first letter to uppercase</text:p>
                </text:list-item>
                <text:list-item>
                  <text:p text:style-name="P72">SUBSTRING to get a substring from start length to end length</text:p>
                </text:list-item>
                <text:list-item>
                  <text:p text:style-name="P74">REVERSE to reverse the string(because why not)</text:p>
                </text:list-item>
              </text:list>
            </text:list-item>
          </text:list>
        </text:list-item>
      </text:list>
      <text:p text:style-name="P14"/>
      <text:p text:style-name="P6">4/1<text:span text:style-name="T13">8</text:span></text:p>
      <text:list xml:id="list172134890481431" text:continue-numbering="true" text:style-name="L1">
        <text:list-item>
          <text:p text:style-name="P47">Misc:</text:p>
          <text:list>
            <text:list-item>
              <text:p text:style-name="P70">Added /<text:span text:style-name="T13">printallconnections</text:span> command for writing a graph to file</text:p>
            </text:list-item>
            <text:list-item>
              <text:p text:style-name="P75">Had my first successful analysis of a huge portion of ciaphas cane and did a 100 word random walk to make semi-readable sentences</text:p>
            </text:list-item>
          </text:list>
        </text:list-item>
      </text:list>
      <text:p text:style-name="P15"/>
      <text:p text:style-name="P15"/>
      <text:p text:style-name="P7">4/1<text:span text:style-name="T14">9</text:span></text:p>
      <text:list xml:id="list172134944605453" text:continue-numbering="true" text:style-name="L1">
        <text:list-item>
          <text:p text:style-name="P48"><text:span text:style-name="T14">Graph</text:span>:</text:p>
          <text:list>
            <text:list-item>
              <text:p text:style-name="P76">Added addNodeData, removeNodeData, and removeNodes that all work in groups to be compatible with queries</text:p>
            </text:list-item>
          </text:list>
        </text:list-item>
      </text:list>
      <text:p text:style-name="P16"/>
      <text:p text:style-name="P7">4/<text:span text:style-name="T14">20</text:span></text:p>
      <text:list xml:id="list172136162063847" text:continue-numbering="true" text:style-name="L1">
        <text:list-item>
          <text:p text:style-name="P48">Misc:</text:p>
          <text:list>
            <text:list-item>
              <text:p text:style-name="P76">Added command line reader finally so I can do user input</text:p>
            </text:list-item>
            <text:list-item>
              <text:p text:style-name="P76">Added an alias/shorthand command filter to simplify the typing</text:p>
            </text:list-item>
          </text:list>
        </text:list-item>
        <text:list-item>
          <text:p text:style-name="P30">Future Goals:</text:p>
          <text:list>
            <text:list-item>
              <text:p text:style-name="P76">Add support for saving and using multiple query results together. Currently can only work with one query result at a time and it prevents me from doing more complex operations</text:p>
              <text:list>
                <text:list-item>
                  <text:p text:style-name="P76">Some things I want to be able ot do:</text:p>
                  <text:list>
                    <text:list-item>
                      <text:p text:style-name="P76">Connect all nodes in left query result to all nodes in right</text:p>
                    </text:list-item>
                    <text:list-item>
                      <text:p text:style-name="P76">Merge variable data of left query result into data of right query result</text:p>
                    </text:list-item>
                    <text:list-item>
                      <text:p text:style-name="P76">Combine the results into a new query like a "join"</text:p>
                      <text:list>
                        <text:list-item>
                          <text:p text:style-name="P76">Give me stuff like left, outer, inner, and full joins</text:p>
                        </text:list-item>
                      </text:list>
                    </text:list-item>
                  </text:list>
                </text:list-item>
              </text:list>
            </text:list-item>
          </text:list>
        </text:list-item>
      </text:list>
      <text:p text:style-name="P16"/>
      <text:p text:style-name="P8">4/<text:span text:style-name="T15">28</text:span></text:p>
      <text:list xml:id="list172134641931124" text:continue-numbering="true" text:style-name="L1">
        <text:list-item>
          <text:p text:style-name="P80">Joiner</text:p>
          <text:list>
            <text:list-item>
              <text:p text:style-name="P77">Added <text:span text:style-name="T15">a basic class to merge two lists of nodes together with differing types of joins</text:span></text:p>
            </text:list-item>
          </text:list>
        </text:list-item>
      </text:list>
      <text:p text:style-name="P17"/>
      <text:p text:style-name="P8">4/<text:span text:style-name="T14">29</text:span></text:p>
      <text:list xml:id="list172135118226615" text:continue-numbering="true" text:style-name="L1">
        <text:list-item>
          <text:p text:style-name="P80"><text:soft-page-break/>Misc:</text:p>
          <text:list>
            <text:list-item>
              <text:p text:style-name="P80">Messed around with adding data manually to a node file in the attempt to classify words</text:p>
              <text:list>
                <text:list-item>
                  <text:p text:style-name="P80">Didn't do much to it really</text:p>
                </text:list-item>
              </text:list>
            </text:list-item>
          </text:list>
        </text:list-item>
        <text:list-item>
          <text:p text:style-name="P49"><text:span text:style-name="T15">Pathfinder</text:span>:</text:p>
          <text:list>
            <text:list-item>
              <text:p text:style-name="P80">Class designed to find paths between two nodes</text:p>
            </text:list-item>
            <text:list-item>
              <text:p text:style-name="P80">Tried to make it but failed</text:p>
            </text:list-item>
          </text:list>
        </text:list-item>
        <text:list-item>
          <text:p text:style-name="P31">Future Goals:</text:p>
          <text:list>
            <text:list-item>
              <text:p text:style-name="P67">Add <text:span text:style-name="T15">the functionality for the pathfinder</text:span></text:p>
            </text:list-item>
            <text:list-item>
              <text:p text:style-name="P80">Find a smart way to distinguish words</text:p>
            </text:list-item>
          </text:list>
        </text:list-item>
      </text:list>
      <text:p text:style-name="P17"/>
      <text:p text:style-name="P8">4/<text:span text:style-name="T15">30</text:span></text:p>
      <text:list xml:id="list172135917484744" text:continue-numbering="true" text:style-name="L1">
        <text:list-item>
          <text:p text:style-name="P80">Misc</text:p>
          <text:list>
            <text:list-item>
              <text:p text:style-name="P80">Renamed main driver from SuperGraph to Driver</text:p>
            </text:list-item>
          </text:list>
        </text:list-item>
        <text:list-item>
          <text:p text:style-name="P80">SuperGraph:</text:p>
          <text:list>
            <text:list-item>
              <text:p text:style-name="P80">Moved filterinput and runcommand to it from driver</text:p>
            </text:list-item>
          </text:list>
        </text:list-item>
        <text:list-item>
          <text:p text:style-name="P49"><text:span text:style-name="T15">Pathfinder</text:span>:</text:p>
          <text:list>
            <text:list-item>
              <text:p text:style-name="P80">Made the pathfinder algorithm work using a breadth first search.</text:p>
              <text:list>
                <text:list-item>
                  <text:p text:style-name="P80">Tested using a small data set but should work for larger set</text:p>
                </text:list-item>
              </text:list>
            </text:list-item>
          </text:list>
        </text:list-item>
        <text:list-item>
          <text:p text:style-name="P31">Future Goals:</text:p>
          <text:list>
            <text:list-item>
              <text:p text:style-name="P77">Add <text:span text:style-name="T16">graph centrality calculator</text:span></text:p>
            </text:list-item>
            <text:list-item>
              <text:p text:style-name="P81">Add option for factoring in weights into distance calculations</text:p>
            </text:list-item>
            <text:list-item>
              <text:p text:style-name="P68">Add /getpath</text:p>
            </text:list-item>
          </text:list>
        </text:list-item>
      </text:list>
      <text:p text:style-name="P17"/>
      <text:p text:style-name="P18">5/4</text:p>
      <text:list xml:id="list172134847635160" text:continue-numbering="true" text:style-name="L1">
        <text:list-item>
          <text:p text:style-name="P50"><text:span text:style-name="T17">Misc</text:span>:</text:p>
          <text:list>
            <text:list-item>
              <text:p text:style-name="P81">Refactored the shorthand commands to be much more consistent</text:p>
              <text:list>
                <text:list-item>
                  <text:p text:style-name="P81">Now uses a "/&lt;letter&gt; hyphen &lt;subcommand&gt;" schema</text:p>
                  <text:list>
                    <text:list-item>
                      <text:p text:style-name="P81">/a-n is add+node for example</text:p>
                    </text:list-item>
                  </text:list>
                </text:list-item>
              </text:list>
            </text:list-item>
          </text:list>
        </text:list-item>
        <text:list-item>
          <text:p text:style-name="P81">Supergraphs</text:p>
          <text:list>
            <text:list-item>
              <text:p text:style-name="P81">Added a /addconnectiongroup command</text:p>
              <text:list>
                <text:list-item>
                  <text:p text:style-name="P81">Connects all nodes to/from last query from/to a specified node</text:p>
                </text:list-item>
              </text:list>
            </text:list-item>
          </text:list>
        </text:list-item>
        <text:list-item>
          <text:p text:style-name="P81">Graphs</text:p>
          <text:list>
            <text:list-item>
              <text:p text:style-name="P81">Added addConnectionGroup</text:p>
            </text:list-item>
          </text:list>
        </text:list-item>
        <text:list-item>
          <text:p text:style-name="P32">Future Goals:</text:p>
          <text:list>
            <text:list-item>
              <text:p text:style-name="P78">Add <text:span text:style-name="T17">data tags to connections</text:span></text:p>
              <text:list>
                <text:list-item>
                  <text:p text:style-name="P81">Along with manipulation of them</text:p>
                </text:list-item>
              </text:list>
            </text:list-item>
          </text:list>
        </text:list-item>
      </text:list>
      <text:p text:style-name="P18"/>
      <text:p text:style-name="P18">5/5</text:p>
      <text:list xml:id="list172134340974130" text:continue-numbering="true" text:style-name="L1">
        <text:list-item>
          <text:p text:style-name="P82">Misc:</text:p>
          <text:list>
            <text:list-item>
              <text:p text:style-name="P82">Made a Scripts subfolder to store scripts to /run</text:p>
            </text:list-item>
          </text:list>
        </text:list-item>
        <text:list-item>
          <text:p text:style-name="P81">Added FileReader class</text:p>
          <text:list>
            <text:list-item>
              <text:p text:style-name="P81">Returns list of strings from a file</text:p>
            </text:list-item>
          </text:list>
        </text:list-item>
        <text:list-item>
          <text:p text:style-name="P81">Supergraphs</text:p>
          <text:list>
            <text:list-item>
              <text:p text:style-name="P81">Added a /<text:span text:style-name="T18">run</text:span> command</text:p>
              <text:list>
                <text:list-item>
                  <text:p text:style-name="P84">runs a bunch of commands from a file</text:p>
                </text:list-item>
              </text:list>
            </text:list-item>
            <text:list-item>
              <text:p text:style-name="P82">Added a /querypath(/q-p) command to make use of getPath method</text:p>
            </text:list-item>
          </text:list>
        </text:list-item>
        <text:list-item>
          <text:p text:style-name="P82">Graph:</text:p>
          <text:list>
            <text:list-item>
              <text:p text:style-name="P82">Added runPathQuery methods to make /querypath possible</text:p>
            </text:list-item>
          </text:list>
        </text:list-item>
        <text:list-item>
          <text:p text:style-name="P32"><text:soft-page-break/>Future Goals:</text:p>
          <text:list>
            <text:list-item>
              <text:p text:style-name="P78">Add <text:span text:style-name="T18">a /math, or /compute or /manipulate</text:span></text:p>
              <text:list>
                <text:list-item>
                  <text:p text:style-name="P84">Basically use the infix expression evaluator to make nodes and connections calculate shit based on their own data</text:p>
                </text:list-item>
              </text:list>
            </text:list-item>
            <text:list-item>
              <text:p text:style-name="P82">Fix the runNodeQuery and runConnectionQuery methods in Graph to be more like runPathQuery</text:p>
            </text:list-item>
            <text:list-item>
              <text:p text:style-name="P85">Refactor a lot of stuff pertaining to Query and its subclasses</text:p>
              <text:list>
                <text:list-item>
                  <text:p text:style-name="P64">Refactor infix evaluation methods to use "null" or a variation of it for failed lookups and invalid operations, so that failed operations properly cascade like they should</text:p>
                </text:list-item>
                <text:list-item>
                  <text:p text:style-name="P85">Refactor variable replacement to specify that a variable is being looked up, so the evaluator can know if a failed lookup occured through "null" checks</text:p>
                </text:list-item>
              </text:list>
            </text:list-item>
            <text:list-item>
              <text:p text:style-name="P86">Add command support for joins</text:p>
            </text:list-item>
            <text:list-item>
              <text:p text:style-name="P87">Add support for saving/loading query results</text:p>
              <text:list>
                <text:list-item>
                  <text:p text:style-name="P87">This is high priority. Without it I can't properly manage multiple queries in a single command</text:p>
                </text:list-item>
              </text:list>
            </text:list-item>
            <text:list-item>
              <text:p text:style-name="P88">Add a method in graph to convert a list of node names to <text:span text:style-name="T20">a list of</text:span> the nodes</text:p>
            </text:list-item>
          </text:list>
        </text:list-item>
      </text:list>
      <text:p text:style-name="P20"/>
      <text:p text:style-name="P19">5/<text:span text:style-name="T19">6</text:span></text:p>
      <text:list xml:id="list172135553962425" text:continue-numbering="true" text:style-name="L1">
        <text:list-item>
          <text:p text:style-name="P92">Misc</text:p>
          <text:list>
            <text:list-item>
              <text:p text:style-name="P92">Changed </text:p>
            </text:list-item>
          </text:list>
        </text:list-item>
        <text:list-item>
          <text:p text:style-name="P83"><text:span text:style-name="T19">Query</text:span>:</text:p>
          <text:list>
            <text:list-item>
              <text:p text:style-name="P87">Added a NULLRETURN for invalid returns instead of returning empty strings</text:p>
              <text:list>
                <text:list-item>
                  <text:p text:style-name="P87">Evaluate will immediately check if any parameters are NULLRETURN and itself return that, so it cascades down</text:p>
                </text:list-item>
              </text:list>
            </text:list-item>
            <text:list-item>
              <text:p text:style-name="P87">Added variable reference tag to be used to determine if a parameter is a literal or a variable</text:p>
              <text:list>
                <text:list-item>
                  <text:p text:style-name="P87">currently "::" in front of variable, but can be changed</text:p>
                </text:list-item>
              </text:list>
            </text:list-item>
          </text:list>
        </text:list-item>
        <text:list-item>
          <text:p text:style-name="P89">Supergraph</text:p>
          <text:list>
            <text:list-item>
              <text:p text:style-name="P89">Added SavedQueryResults hashmap, which when paired with <text:span text:style-name="T20">convertNamesToNodes</text:span>() allows me to store query results safely</text:p>
              <text:list>
                <text:list-item>
                  <text:p text:style-name="P89">Stores lists of names of nodes</text:p>
                </text:list-item>
              </text:list>
            </text:list-item>
            <text:list-item>
              <text:p text:style-name="P91">Added /saveresults to properly save the results of a query</text:p>
            </text:list-item>
            <text:list-item>
              <text:p text:style-name="P92">Added runCommandList() to check for chains of commands and run those sequentially</text:p>
              <text:list>
                <text:list-item>
                  <text:p text:style-name="P92">runCommand is now called by it in a loop</text:p>
                </text:list-item>
              </text:list>
            </text:list-item>
          </text:list>
        </text:list-item>
        <text:list-item>
          <text:p text:style-name="P90">Graph:</text:p>
          <text:list>
            <text:list-item>
              <text:p text:style-name="P90">Added convertNamesToNodes() to convert a list of names to a list of nodes. This allows me to indirectly save query results <text:span text:style-name="T21">while still allowing nodes to be deleted</text:span></text:p>
            </text:list-item>
          </text:list>
        </text:list-item>
        <text:list-item>
          <text:p text:style-name="P33">Future Goals:</text:p>
          <text:list>
            <text:list-item>
              <text:p text:style-name="P79">Add <text:span text:style-name="T18">a /math, or /compute or /manipulat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9M45S</meta:editing-duration>
    <meta:editing-cycles>41</meta:editing-cycles>
    <meta:generator>LibreOffice/5.3.0.3$Windows_X86_64 LibreOffice_project/7074905676c47b82bbcfbea1aeefc84afe1c50e1</meta:generator>
    <dc:date>2017-05-06T17:21:33.771000000</dc:date>
    <meta:document-statistic meta:table-count="0" meta:image-count="0" meta:object-count="0" meta:page-count="5" meta:paragraph-count="187" meta:word-count="1550" meta:character-count="8598" meta:non-whitespace-character-count="7407"/>
    <meta:user-defined meta:name="Info 1"/>
    <meta:user-defined meta:name="Info 2"/>
    <meta:user-defined meta:name="Info 3"/>
    <meta:user-defined meta:name="Info 4"/>
  </office:meta>
</office:document-meta>
</file>